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od_func</text:p>
          </table:table-cell>
          <table:table-cell office:value-type="string" calcext:value-type="string">
            <text:p><text:s/>nome</text:p>
          </table:table-cell>
          <table:table-cell office:value-type="string" calcext:value-type="string">
            <text:p><text:s/>cod_depto</text:p>
          </table:table-cell>
          <table:table-cell table:style-name="Default" office:value-type="string" calcext:value-type="string">
            <text:p><text:s/>salário</text:p>
          </table:table-cell>
          <table:table-cell table:style-name="Default" office:value-type="string" calcext:value-type="string">
            <text:p><text:s/>dt_admissão</text:p>
          </table:table-cell>
          <table:table-cell table:style-name="Default" office:value-type="string" calcext:value-type="string">
            <text:p><text:s/>dt_nascto</text:p>
          </table:table-cell>
          <table:table-cell office:value-type="string" calcext:value-type="string">
            <text:p><text:s/>cod_ban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Anastácio </text:p>
          </table:table-cell>
          <table:table-cell office:value-type="string" calcext:value-type="string">
            <text:p>1 500,00</text:p>
          </table:table-cell>
          <table:table-cell office:value-type="date" office:date-value="1995-01-01" calcext:value-type="date">
            <text:p>1995-01-01</text:p>
          </table:table-cell>
          <table:table-cell office:value-type="date" office:date-value="1975-01-02" calcext:value-type="date">
            <text:p>1975-01-02</text:p>
          </table:table-cell>
          <table:table-cell office:value-type="time" office:time-value="PT15H12M13S" calcext:value-type="time">
            <text:p>15:12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Pedro Brasona</text:p>
          </table:table-cell>
          <table:table-cell office:value-type="string" calcext:value-type="string">
            <text:p><text:s/>2 800,00</text:p>
          </table:table-cell>
          <table:table-cell office:value-type="date" office:date-value="2001-02-05" calcext:value-type="date">
            <text:p>2001-02-05</text:p>
          </table:table-cell>
          <table:table-cell office:value-type="date" office:date-value="1980-12-01" calcext:value-type="date">
            <text:p>1980-12-01</text:p>
          </table:table-cell>
          <table:table-cell office:value-type="time" office:time-value="PT17H12M14S" calcext:value-type="time">
            <text:p>17:12: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noel da R. Pizzolo</text:p>
          </table:table-cell>
          <table:table-cell office:value-type="string" calcext:value-type="string">
            <text:p><text:s/>3 1500,00</text:p>
          </table:table-cell>
          <table:table-cell office:value-type="date" office:date-value="1990-05-02" calcext:value-type="date">
            <text:p>1990-05-02</text:p>
          </table:table-cell>
          <table:table-cell office:value-type="date" office:date-value="1930-10-08" calcext:value-type="date">
            <text:p>1930-10-08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João Malha</text:p>
          </table:table-cell>
          <table:table-cell office:value-type="string" calcext:value-type="string">
            <text:p><text:s/>4 189,00</text:p>
          </table:table-cell>
          <table:table-cell office:value-type="date" office:date-value="1999-04-10" calcext:value-type="date">
            <text:p>1999-04-10</text:p>
          </table:table-cell>
          <table:table-cell office:value-type="date" office:date-value="1988-04-04" calcext:value-type="date">
            <text:p>1988-04-0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ônio Nascimento </text:p>
          </table:table-cell>
          <table:table-cell office:value-type="string" calcext:value-type="string">
            <text:p>3 200,00</text:p>
          </table:table-cell>
          <table:table-cell office:value-type="date" office:date-value="1985-01-10" calcext:value-type="date">
            <text:p>1985-01-10</text:p>
          </table:table-cell>
          <table:table-cell office:value-type="date" office:date-value="1967-01-10" calcext:value-type="date">
            <text:p>1967-01-1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(NUL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aria de Jesus </text:p>
          </table:table-cell>
          <table:table-cell office:value-type="string" calcext:value-type="string">
            <text:p>4 180,00 </text:p>
          </table:table-cell>
          <table:table-cell office:value-type="date" office:date-value="1985-02-11" calcext:value-type="date">
            <text:p>1985-02-11</text:p>
          </table:table-cell>
          <table:table-cell office:value-type="date" office:date-value="1967-02-11" calcext:value-type="date">
            <text:p>1967-02-11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<text:s/>(NUL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imundo Pizzolo </text:p>
          </table:table-cell>
          <table:table-cell office:value-type="string" calcext:value-type="string">
            <text:p>4 180,00 </text:p>
          </table:table-cell>
          <table:table-cell office:value-type="date" office:date-value="1985-02-11" calcext:value-type="date">
            <text:p>1985-02-11</text:p>
          </table:table-cell>
          <table:table-cell office:value-type="date" office:date-value="1967-02-11" calcext:value-type="date">
            <text:p>1967-02-11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<text:s/>(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5:21:42.960000000</dc:date>
    <meta:editing-duration>PT1M56S</meta:editing-duration>
    <meta:editing-cycles>1</meta:editing-cycles>
    <meta:document-statistic meta:table-count="1" meta:cell-count="56" meta:object-count="0"/>
    <meta:generator>LibreOffice/7.1.0.3$Windows_X86_64 LibreOffice_project/f6099ecf3d29644b5008cc8f48f42f4a40986e4c</meta:generator>
  </office:meta>
</office:document-meta>
</file>